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640C069041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0780f" officeooo:paragraph-rsid="0010780f"/>
    </style:style>
    <style:style style:name="P2" style:family="paragraph" style:parent-style-name="Table_20_Contents">
      <style:paragraph-properties fo:text-align="center" style:justify-single-word="false"/>
      <style:text-properties officeooo:rsid="0010780f" officeooo:paragraph-rsid="0010d3a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24pt" officeooo:rsid="0010780f" officeooo:paragraph-rsid="0010d3a1" style:font-size-asian="24pt" style:font-size-complex="2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<draw:frame draw:style-name="fr1" draw:name="Image1" text:anchor-type="char" svg:width="13.331cm" svg:height="13.331cm" draw:z-index="0"><draw:image xlink:href="Pictures/100000000000064000000640C069041E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1">contents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bikers</text:p>
          </table:table-cell>
        </table:table-row>
        <table:table-row>
          <table:table-cell table:style-name="Table1.A1" office:value-type="string">
            <text:p text:style-name="P1">buildings</text:p>
          </table:table-cell>
        </table:table-row>
        <table:table-row>
          <table:table-cell table:style-name="Table1.A1" office:value-type="string">
            <text:p text:style-name="P1">glimpses</text:p>
          </table:table-cell>
        </table:table-row>
        <table:table-row>
          <table:table-cell table:style-name="Table1.A1" office:value-type="string">
            <text:p text:style-name="P1">morning</text:p>
          </table:table-cell>
        </table:table-row>
        <table:table-row>
          <table:table-cell table:style-name="Table1.A1" office:value-type="string">
            <text:p text:style-name="P1">people</text:p>
          </table:table-cell>
        </table:table-row>
        <table:table-row>
          <table:table-cell table:style-name="Table1.A1" office:value-type="string">
            <text:p text:style-name="P1">rockers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FreeSans" fo:font-size="24pt" officeooo:rsid="0010780f" officeooo:paragraph-rsid="0010d3a1" style:font-size-asian="24pt" style:font-size-complex="24pt"/>
    </style:style>
    <style:style style:name="MP2" style:family="paragraph" style:parent-style-name="Table_20_Contents">
      <style:paragraph-properties fo:text-align="center" style:justify-single-word="false"/>
      <style:text-properties officeooo:rsid="0010780f" officeooo:paragraph-rsid="0010d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>
      <style:header>
        <text:p text:style-name="MP1">gary goodacre photography</text:p>
      </style:header>
      <style:footer>
        <text:p text:style-name="MP2">gary.dynamicbase@gmail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9:59:07.157734728</meta:creation-date>
    <meta:print-date>2024-10-03T10:13:00.850668286</meta:print-date>
    <meta:printed-by>PDF files</meta:printed-by>
    <dc:date>2024-10-03T10:14:30.247972463</dc:date>
    <meta:editing-duration>PT1M29S</meta:editing-duration>
    <meta:editing-cycles>1</meta:editing-cycles>
    <meta:document-statistic meta:table-count="1" meta:image-count="1" meta:object-count="0" meta:page-count="1" meta:paragraph-count="9" meta:word-count="11" meta:character-count="102" meta:non-whitespace-character-count="100"/>
    <meta:generator>LibreOffice/24.2.5.2$Linux_X86_64 LibreOffice_project/420$Build-2</meta:generator>
  </office:meta>
</office:document-meta>
</file>